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>
            <text:p>mänd</text:p>
          </table:table-cell>
          <table:table-cell table:style-name="Default" office:value-type="string">
            <text:p>kuusk</text:p>
          </table:table-cell>
          <table:table-cell table:style-name="Default" office:value-type="string">
            <text:p>kask</text:p>
          </table:table-cell>
          <table:table-cell table:style-name="Default" office:value-type="string">
            <text:p>muu</text:p>
          </table:table-cell>
          <table:table-cell/>
          <table:table-cell office:value-type="string">
            <text:p>üldkeskmine</text:p>
          </table:table-cell>
        </table:table-row>
        <table:table-row table:style-name="ro2">
          <table:table-cell office:value-type="string">
            <text:p>Keskmine kui prognoos</text:p>
          </table:table-cell>
          <table:table-cell office:value-type="string">
            <text:p>0.3893466</text:p>
          </table:table-cell>
          <table:table-cell office:value-type="string">
            <text:p>0.2615001</text:p>
          </table:table-cell>
          <table:table-cell office:value-type="string">
            <text:p>0.2962271</text:p>
          </table:table-cell>
          <table:table-cell office:value-type="string">
            <text:p>0.2545750</text:p>
          </table:table-cell>
          <table:table-cell table:number-columns-repeated="2"/>
        </table:table-row>
        <table:table-row table:style-name="ro2">
          <table:table-cell office:value-type="string">
            <text:p>CART, no max depth</text:p>
          </table:table-cell>
          <table:table-cell office:value-type="string">
            <text:p>0.2565265</text:p>
          </table:table-cell>
          <table:table-cell office:value-type="string">
            <text:p>0.236549</text:p>
          </table:table-cell>
          <table:table-cell office:value-type="string">
            <text:p>0.3160572</text:p>
          </table:table-cell>
          <table:table-cell office:value-type="string">
            <text:p>0.2474667</text:p>
          </table:table-cell>
          <table:table-cell table:number-columns-repeated="2"/>
        </table:table-row>
        <table:table-row table:style-name="ro2">
          <table:table-cell office:value-type="string">
            <text:p>CART,max depth 40</text:p>
          </table:table-cell>
          <table:table-cell office:value-type="string">
            <text:p>0.250586</text:p>
          </table:table-cell>
          <table:table-cell office:value-type="string">
            <text:p>0.2353349</text:p>
          </table:table-cell>
          <table:table-cell office:value-type="string">
            <text:p>0.3014521</text:p>
          </table:table-cell>
          <table:table-cell office:value-type="string">
            <text:p>0.243921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ART, max depth 40, min_sample_leaf 4</text:p>
          </table:table-cell>
          <table:table-cell office:value-type="string">
            <text:p>0.2363649</text:p>
          </table:table-cell>
          <table:table-cell office:value-type="string">
            <text:p>0.2120966</text:p>
          </table:table-cell>
          <table:table-cell office:value-type="string">
            <text:p>0.2735971</text:p>
          </table:table-cell>
          <table:table-cell office:value-type="string">
            <text:p>0.2210007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ART, max depth 40, min_sample_leaf 10</text:p>
          </table:table-cell>
          <table:table-cell office:value-type="string">
            <text:p>0.2104611</text:p>
          </table:table-cell>
          <table:table-cell office:value-type="string">
            <text:p>0.1863464</text:p>
          </table:table-cell>
          <table:table-cell office:value-type="string">
            <text:p>0.2448955</text:p>
          </table:table-cell>
          <table:table-cell office:value-type="string">
            <text:p>0.201616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N, eraldi arvutatud, kõigil sama arv naabreid (13)</text:p>
          </table:table-cell>
          <table:table-cell table:style-name="ce4" office:value-type="string">
            <text:p>0.1730316</text:p>
          </table:table-cell>
          <table:table-cell table:style-name="ce4" office:value-type="string">
            <text:p>0.1652492</text:p>
          </table:table-cell>
          <table:table-cell table:style-name="ce4" office:value-type="string">
            <text:p>0.1998289</text:p>
          </table:table-cell>
          <table:table-cell table:style-name="ce4" office:value-type="string">
            <text:p>0.1566837</text:p>
          </table:table-cell>
          <table:table-cell table:number-columns-repeated="2"/>
        </table:table-row>
        <table:table-row table:style-name="ro2">
          <table:table-cell office:value-type="string">
            <text:p>KNN kui summa EI võrdu 1</text:p>
          </table:table-cell>
          <table:table-cell office:value-type="string">
            <text:p>0.1720034</text:p>
          </table:table-cell>
          <table:table-cell office:value-type="string">
            <text:p>0.1680711</text:p>
          </table:table-cell>
          <table:table-cell office:value-type="string">
            <text:p>0.2105867</text:p>
          </table:table-cell>
          <table:table-cell office:value-type="string">
            <text:p>0.155821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N, erinev arv naabreid</text:p>
          </table:table-cell>
          <table:table-cell table:style-name="ce4" office:value-type="string">
            <text:p>0.1718346</text:p>
          </table:table-cell>
          <table:table-cell table:style-name="ce4" office:value-type="string">
            <text:p>0.1643239</text:p>
          </table:table-cell>
          <table:table-cell table:style-name="ce4" office:value-type="string">
            <text:p>0.2012835</text:p>
          </table:table-cell>
          <table:table-cell table:style-name="ce4" office:value-type="string">
            <text:p>0.1566168</text:p>
          </table:table-cell>
          <table:table-cell table:number-columns-repeated="2"/>
        </table:table-row>
        <table:table-row table:style-name="ro2">
          <table:table-cell office:value-type="string">
            <text:p>Multinom 50%+kaasatud</text:p>
          </table:table-cell>
          <table:table-cell office:value-type="string">
            <text:p>0.5412408</text:p>
          </table:table-cell>
          <table:table-cell office:value-type="string">
            <text:p>0.3754911</text:p>
          </table:table-cell>
          <table:table-cell office:value-type="string">
            <text:p>0.4482294</text:p>
          </table:table-cell>
          <table:table-cell office:value-type="string">
            <text:p>0.3732391</text:p>
          </table:table-cell>
          <table:table-cell table:number-columns-repeated="2"/>
        </table:table-row>
        <table:table-row table:style-name="ro2">
          <table:table-cell office:value-type="string">
            <text:p>multinom kaaludega, 50%+ kaasatud</text:p>
          </table:table-cell>
          <table:table-cell office:value-type="string">
            <text:p>0.548441</text:p>
          </table:table-cell>
          <table:table-cell office:value-type="string">
            <text:p>0.404514</text:p>
          </table:table-cell>
          <table:table-cell office:value-type="string">
            <text:p>0.4581167</text:p>
          </table:table-cell>
          <table:table-cell office:value-type="string">
            <text:p>0.380759</text:p>
          </table:table-cell>
          <table:table-cell table:number-columns-repeated="2"/>
        </table:table-row>
        <table:table-row table:style-name="ro2">
          <table:table-cell office:value-type="string">
            <text:p>Multinom pca, 50+</text:p>
          </table:table-cell>
          <table:table-cell office:value-type="string">
            <text:p>0.4928731</text:p>
          </table:table-cell>
          <table:table-cell office:value-type="string">
            <text:p>0.3136696</text:p>
          </table:table-cell>
          <table:table-cell office:value-type="string">
            <text:p>0.3623811</text:p>
          </table:table-cell>
          <table:table-cell office:value-type="string">
            <text:p>0.3155764</text:p>
          </table:table-cell>
          <table:table-cell table:number-columns-repeated="2"/>
        </table:table-row>
        <table:table-row table:style-name="ro2">
          <table:table-cell office:value-type="string">
            <text:p>Cart uncertainty, md 23, msl 33</text:p>
          </table:table-cell>
          <table:table-cell office:value-type="string">
            <text:p>0.2120433</text:p>
          </table:table-cell>
          <table:table-cell office:value-type="string">
            <text:p>0.1878702</text:p>
          </table:table-cell>
          <table:table-cell office:value-type="string">
            <text:p>0.2413187</text:p>
          </table:table-cell>
          <table:table-cell office:value-type="string">
            <text:p>0.1986923</text:p>
          </table:table-cell>
          <table:table-cell/>
          <table:table-cell table:style-name="ce3" office:value-type="string">
            <text:p>0.210933</text:p>
          </table:table-cell>
        </table:table-row>
        <table:table-row table:style-name="ro2">
          <table:table-cell table:style-name="ce2" office:value-type="string">
            <text:p>KNN koos prognoos, proportsioonide peal. K = 20</text:p>
          </table:table-cell>
          <table:table-cell table:style-name="ce4" office:value-type="string">
            <text:p>0.1756239</text:p>
          </table:table-cell>
          <table:table-cell table:style-name="ce4" office:value-type="string">
            <text:p>0.1688064</text:p>
          </table:table-cell>
          <table:table-cell table:style-name="ce4" office:value-type="string">
            <text:p>0.2092185</text:p>
          </table:table-cell>
          <table:table-cell table:style-name="ce4" office:value-type="string">
            <text:p>0.1665273</text:p>
          </table:table-cell>
          <table:table-cell table:style-name="ce2" office:value-type="string">
            <text:p>ei õnnestu enam täpselt sama tulemust saada</text:p>
          </table:table-cell>
          <table:table-cell table:style-name="ce4" office:value-type="string">
            <text:p>0.1808612</text:p>
          </table:table-cell>
        </table:table-row>
        <table:table-row table:style-name="ro2">
          <table:table-cell table:style-name="ce2" office:value-type="string">
            <text:p>CART md 18 msl12 (keskmine viga parim)</text:p>
          </table:table-cell>
          <table:table-cell table:style-name="ce4" office:value-type="string">
            <text:p>0.2101739</text:p>
          </table:table-cell>
          <table:table-cell table:style-name="ce4" office:value-type="string">
            <text:p>0.1884402</text:p>
          </table:table-cell>
          <table:table-cell table:style-name="ce4" office:value-type="string">
            <text:p>0.2440369</text:p>
          </table:table-cell>
          <table:table-cell table:style-name="ce4" office:value-type="string">
            <text:p>0.2017832</text:p>
          </table:table-cell>
          <table:table-cell office:value-type="string">
            <text:p>kehvem ju kui uncertaintyga!?</text:p>
          </table:table-cell>
          <table:table-cell table:style-name="ce3" office:value-type="string">
            <text:p>0.2121045</text:p>
          </table:table-cell>
        </table:table-row>
        <table:table-row table:style-name="ro2">
          <table:table-cell table:style-name="ce2" office:value-type="string">
            <text:p>RF: msl 3, md 24, n = 100</text:p>
          </table:table-cell>
          <table:table-cell table:style-name="ce4" office:value-type="string">
            <text:p>0.1843508</text:p>
          </table:table-cell>
          <table:table-cell table:style-name="ce4" office:value-type="string">
            <text:p>0.1722851</text:p>
          </table:table-cell>
          <table:table-cell table:style-name="ce4" office:value-type="string">
            <text:p>0.2161118</text:p>
          </table:table-cell>
          <table:table-cell table:style-name="ce4" office:value-type="string">
            <text:p>0.1732575</text:p>
          </table:table-cell>
          <table:table-cell/>
          <table:table-cell table:style-name="ce3" office:value-type="string">
            <text:p>0.1873432</text:p>
          </table:table-cell>
        </table:table-row>
        <table:table-row table:style-name="ro2">
          <table:table-cell office:value-type="string">
            <text:p>KNN tricube, koos</text:p>
          </table:table-cell>
          <table:table-cell office:value-type="string">
            <text:p>0.1798454</text:p>
          </table:table-cell>
          <table:table-cell office:value-type="string">
            <text:p>0.1706287</text:p>
          </table:table-cell>
          <table:table-cell office:value-type="string">
            <text:p>0.2159136</text:p>
          </table:table-cell>
          <table:table-cell office:value-type="string">
            <text:p>0.1723655</text:p>
          </table:table-cell>
          <table:table-cell/>
          <table:table-cell office:value-type="string">
            <text:p>0.1855984</text:p>
          </table:table-cell>
        </table:table-row>
        <table:table-row table:style-name="ro2">
          <table:table-cell office:value-type="string">
            <text:p>CART valitud tunnused</text:p>
          </table:table-cell>
          <table:table-cell office:value-type="string">
            <text:p>0.2249106</text:p>
          </table:table-cell>
          <table:table-cell office:value-type="string">
            <text:p>0.1947355</text:p>
          </table:table-cell>
          <table:table-cell office:value-type="string">
            <text:p>0.2339378</text:p>
          </table:table-cell>
          <table:table-cell office:value-type="string">
            <text:p>0.1798317</text:p>
          </table:table-cell>
          <table:table-cell/>
          <table:table-cell table:style-name="ce3" office:value-type="string">
            <text:p>0.2095072</text:p>
          </table:table-cell>
        </table:table-row>
        <table:table-row table:style-name="ro2">
          <table:table-cell office:value-type="string">
            <text:p>KNN pilt-by-pilt, keskmine</text:p>
          </table:table-cell>
          <table:table-cell table:style-name="Default" office:value-type="string">
            <text:p>0.2001935</text:p>
          </table:table-cell>
          <table:table-cell table:style-name="Default" office:value-type="string">
            <text:p>0.1780051</text:p>
          </table:table-cell>
          <table:table-cell table:style-name="Default" office:value-type="string">
            <text:p>0.2157563</text:p>
          </table:table-cell>
          <table:table-cell table:style-name="Default" office:value-type="string">
            <text:p>0.1803209</text:p>
          </table:table-cell>
          <table:table-cell/>
          <table:table-cell table:style-name="ce3" office:value-type="string">
            <text:p>0.194184</text:p>
          </table:table-cell>
        </table:table-row>
        <table:table-row table:style-name="ro2">
          <table:table-cell office:value-type="string">
            <text:p>KNN pilt-by-pilt beta-funktsiooni max tihedus</text:p>
          </table:table-cell>
          <table:table-cell office:value-type="string">
            <text:p>0.188073</text:p>
          </table:table-cell>
          <table:table-cell office:value-type="string">
            <text:p>0.1745209</text:p>
          </table:table-cell>
          <table:table-cell office:value-type="string">
            <text:p>0.2200915</text:p>
          </table:table-cell>
          <table:table-cell office:value-type="string">
            <text:p>0.1834227</text:p>
          </table:table-cell>
          <table:table-cell office:value-type="string">
            <text:p>bimodaalsusprobleemi korral keskmine; 0.1907083 sain veaks, kui viga arvusin pilt pildi haaval lisades. Probleem0.idega!</text:p>
          </table:table-cell>
          <table:table-cell table:style-name="ce3" office:value-type="string">
            <text:p>0.192297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24.04.2019</text:date>, <text:time>14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 Ploompuu</meta:initial-creator>
    <meta:creation-date>2019-03-13T15:34:28.82</meta:creation-date>
    <dc:date>2019-04-24T14:15:44.64</dc:date>
    <dc:creator>Mats Ploompuu</dc:creator>
    <meta:editing-duration>P7DT1H40M13S</meta:editing-duration>
    <meta:editing-cycles>4</meta:editing-cycles>
    <meta:generator>OpenOffice/4.1.6$Win32 OpenOffice.org_project/416m1$Build-9790</meta:generator>
    <meta:document-statistic meta:table-count="3" meta:cell-count="111" meta:object-count="0"/>
  </office:meta>
</office:document-meta>
</file>